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eb6f" officeooo:paragraph-rsid="0019eb6f"/>
    </style:style>
    <style:style style:name="P2" style:family="paragraph" style:parent-style-name="Standard">
      <style:text-properties officeooo:rsid="001a5b04" officeooo:paragraph-rsid="001a5b04"/>
    </style:style>
    <style:style style:name="P3" style:family="paragraph" style:parent-style-name="Standard">
      <style:text-properties officeooo:paragraph-rsid="001a5b04"/>
    </style:style>
    <style:style style:name="T1" style:family="text">
      <style:text-properties officeooo:rsid="001a5b04"/>
    </style:style>
    <style:style style:name="T2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led Salem</text:p>
      <text:p text:style-name="P2">004893625</text:p>
      <text:p text:style-name="P2">Lab 1</text:p>
      <text:p text:style-name="P2"/>
      <text:p text:style-name="P1">4. Write the Matlab commands to:</text:p>
      <text:p text:style-name="P1"><text:tab/>a) Find the sum of all even numbers between 2 and 100</text:p>
      <text:p text:style-name="P1"><text:tab/><text:tab/>&gt;&gt; syms x</text:p>
      <text:p text:style-name="P1"><text:tab/><text:tab/>&gt;&gt; S1 = symsum(2x, x, 1, 50)</text:p>
      <text:p text:style-name="P1"><text:tab/><text:tab/>2550</text:p>
      <text:p text:style-name="P1"><text:tab/>b) Create a column vector with 11 equally spaced points in the interval [0,1]’</text:p>
      <text:p text:style-name="P1"><text:tab/><text:tab/>&gt;&gt; y = linspace(0, 1, 11)</text:p>
      <text:p text:style-name="P1"><text:tab/><text:tab/>&gt;&gt; y = y'</text:p>
      <text:p text:style-name="P1"/>
      <text:p text:style-name="P1"><text:tab/><text:tab/>y =</text:p>
      <text:p text:style-name="P1"/>
      <text:p text:style-name="P1"><text:s text:c="9"/><text:tab/><text:tab/>0</text:p>
      <text:p text:style-name="P1"><text:s text:c="3"/><text:tab/><text:tab/>0.1000</text:p>
      <text:p text:style-name="P1"><text:s text:c="3"/><text:tab/><text:tab/>0.2000</text:p>
      <text:p text:style-name="P1"><text:s text:c="4"/><text:tab/><text:tab/>0.3000</text:p>
      <text:p text:style-name="P1"><text:s text:c="3"/><text:tab/><text:tab/>0.4000</text:p>
      <text:p text:style-name="P1"><text:s text:c="4"/><text:tab/><text:tab/>0.5000</text:p>
      <text:p text:style-name="P1"><text:s text:c="4"/><text:tab/><text:tab/>0.6000</text:p>
      <text:p text:style-name="P1"><text:s text:c="4"/><text:tab/><text:tab/>0.7000</text:p>
      <text:p text:style-name="P1"><text:s text:c="4"/><text:tab/><text:tab/>0.8000</text:p>
      <text:p text:style-name="P1"><text:s text:c="4"/><text:tab/><text:tab/>0.9000</text:p>
      <text:p text:style-name="P1"><text:s text:c="4"/><text:tab/><text:tab/>1.0000</text:p>
      <text:p text:style-name="P1"><text:span text:style-name="T1"><text:tab/>c) Create vector B=[-3 -6 -9 … -24]</text:span></text:p>
      <text:p text:style-name="P1"><text:tab/><text:tab/>&gt;&gt; B = -1*[3 6 9 12 15 18 21 24]</text:p>
      <text:p text:style-name="P1"/>
      <text:p text:style-name="P1"><text:tab/><text:tab/>B =</text:p>
      <text:p text:style-name="P1"/>
      <text:p text:style-name="P1"><text:s text:c="2"/><text:tab/><text:tab/>-3 <text:s text:c="3"/>-6 <text:s text:c="3"/>-9 <text:s text:c="2"/>-12 <text:s text:c="2"/>-15 <text:s text:c="2"/>-18 <text:s text:c="2"/>-21 <text:s text:c="2"/>-24</text:p>
      <text:p text:style-name="P1"/>
      <text:p text:style-name="P2">5. Laboratory Exercises</text:p>
      <text:p text:style-name="P2"/>
      <text:p text:style-name="P1"><text:tab/><text:span text:style-name="T1">Ex1: Write a MatLab command for the following operations:</text:span><text:tab/><text:tab/></text:p>
      <text:p text:style-name="P1"><text:tab/><text:tab/>&gt;&gt; 2^5 + 6^7/212</text:p>
      <text:p text:style-name="P1"/>
      <text:p text:style-name="P1"><text:tab/><text:tab/>ans =</text:p>
      <text:p text:style-name="P1"/>
      <text:p text:style-name="P1"><text:s text:c="3"/><text:tab/><text:tab/>1.3525e+03</text:p>
      <text:p text:style-name="P1"/>
      <text:p text:style-name="P1"><text:tab/><text:tab/>&gt;&gt; 4^-3 + 0.123*pi/5</text:p>
      <text:p text:style-name="P1"/>
      <text:p text:style-name="P1"><text:tab/><text:tab/>ans =</text:p>
      <text:p text:style-name="P1"/>
      <text:p text:style-name="P1"><text:s text:c="4"/><text:tab/><text:tab/>0.0929</text:p>
      <text:p text:style-name="P3"><text:span text:style-name="T1"><text:tab/>Ex1: </text:span><text:span text:style-name="T2">Let x = [3 2 6 8]' and y = [4 1 3 5]' (Note: x and y should be column vectors).</text:span></text:p>
      <text:p text:style-name="P2"><text:tab/><text:tab/>&gt;&gt; x = [3 2 6 8]'</text:p>
      <text:p text:style-name="P2"><text:soft-page-break/></text:p>
      <text:p text:style-name="P2"><text:tab/><text:tab/>x =</text:p>
      <text:p text:style-name="P2"/>
      <text:p text:style-name="P2"><text:s text:c="3"/><text:tab/><text:tab/>3</text:p>
      <text:p text:style-name="P2"><text:s text:c="5"/><text:tab/><text:tab/>2</text:p>
      <text:p text:style-name="P2"><text:s text:c="5"/><text:tab/><text:tab/>6</text:p>
      <text:p text:style-name="P2"><text:s text:c="5"/><text:tab/><text:tab/>8</text:p>
      <text:p text:style-name="P2"/>
      <text:p text:style-name="P2"><text:tab/><text:tab/>&gt;&gt; y = [4 1 3 5]'</text:p>
      <text:p text:style-name="P2"><text:tab/></text:p>
      <text:p text:style-name="P2"><text:tab/><text:tab/>y =</text:p>
      <text:p text:style-name="P2"/>
      <text:p text:style-name="P2"><text:s text:c="5"/><text:tab/><text:tab/>4</text:p>
      <text:p text:style-name="P2"><text:s text:c="5"/><text:tab/><text:tab/>1</text:p>
      <text:p text:style-name="P2"><text:s text:c="5"/><text:tab/><text:tab/>3</text:p>
      <text:p text:style-name="P2"><text:s text:c="5"/><text:tab/><text:tab/>5</text:p>
      <text:p text:style-name="P2"><text:tab/><text:tab/>&gt;&gt; x.^y</text:p>
      <text:p text:style-name="P2"/>
      <text:p text:style-name="P2"><text:tab/><text:tab/>ans =</text:p>
      <text:p text:style-name="P2"/>
      <text:p text:style-name="P2"><text:s text:c="9"/><text:tab/><text:tab/>81</text:p>
      <text:p text:style-name="P2"><text:s text:c="11"/><text:tab/><text:tab/>2</text:p>
      <text:p text:style-name="P2"><text:s text:c="9"/><text:tab/><text:tab/>216</text:p>
      <text:p text:style-name="P2"><text:s text:c="7"/><text:tab/><text:tab/>32768</text:p>
      <text:p text:style-name="P2"/>
      <text:p text:style-name="P2"><text:tab/><text:tab/>&gt;&gt; y./x</text:p>
      <text:p text:style-name="P2"/>
      <text:p text:style-name="P2"><text:tab/><text:tab/>ans =</text:p>
      <text:p text:style-name="P2"/>
      <text:p text:style-name="P2"><text:s text:c="4"/><text:tab/><text:tab/>1.3333</text:p>
      <text:p text:style-name="P2"><text:s text:c="4"/><text:tab/><text:tab/>0.5000</text:p>
      <text:p text:style-name="P2"><text:s text:c="4"/><text:tab/><text:tab/>0.5000</text:p>
      <text:p text:style-name="P2"><text:s text:c="4"/><text:tab/><text:tab/>0.6250</text:p>
      <text:p text:style-name="P2"/>
      <text:p text:style-name="P2"><text:tab/>Ex3: Write the use of the following MATLAB commands:</text:p>
      <text:p text:style-name="P2"><text:tab/><text:tab/>who: The command “who” lists all the variables in use currently.</text:p>
      <text:p text:style-name="P2"><text:tab/><text:tab/>clc: The command “clc” clears the command scre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9:56:44.341064837</meta:creation-date>
    <meta:print-date>2018-10-02T10:21:50.156240895</meta:print-date>
    <dc:date>2018-10-02T10:23:52.364984463</dc:date>
    <meta:editing-duration>PT5M27S</meta:editing-duration>
    <meta:editing-cycles>1</meta:editing-cycles>
    <meta:document-statistic meta:table-count="0" meta:image-count="0" meta:object-count="0" meta:page-count="2" meta:paragraph-count="64" meta:word-count="219" meta:character-count="1197" meta:non-whitespace-character-count="767"/>
    <meta:generator>LibreOffice/6.0.6.2$Linux_X86_64 LibreOffice_project/00$Build-2</meta:generator>
  </office:meta>
</office:document-meta>
</file>